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6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page1" draw:style-name="a565" draw:master-page-name="Master1-Layout7-blank-En-blanco" presentation:presentation-page-layout-name="Master1-PPL7" draw:id="Slide-256">
        <draw:frame draw:id="id73" presentation:style-name="a568" draw:name="Título 1" svg:x="0.55118in" svg:y="0.32953in" svg:width="9.92087in" svg:height="1.38031in" presentation:class="title" presentation:placeholder="false">
          <draw:text-box>
            <text:p text:style-name="a567" text:class-names="" text:cond-style-name=""><text:span text:style-name="a566" text:class-names="">Sistemas Informáticos de Soporte a la Colaboración y la Decisión</text:span></text:p>
          </draw:text-box>
          <svg:title/>
          <svg:desc/>
        </draw:frame>
        <draw:frame draw:id="id74" presentation:style-name="a572" draw:name="Subtítulo 2" svg:x="0.55118in" svg:y="4.39352in" svg:width="9.92087in" svg:height="0.53854in" presentation:class="subtitle" presentation:placeholder="false">
          <draw:text-box>
            <text:p text:style-name="a571" text:class-names="" text:cond-style-name=""><text:span text:style-name="a569" text:class-names="">srpablomp</text:span><text:span text:style-name="a570" text:class-names=""/></text:p>
          </draw:text-box>
          <svg:title/>
          <svg:desc/>
        </draw:frame>
        <presentation:notes draw:style-name="a578">
          <draw:frame draw:id="id75" draw:style-name="a575" draw:name="Marcador de número de diapositiva 6" svg:x="4.67953in" svg:y="11.10827in" svg:width="3.5878in" svg:height="0.58425in">
            <draw:text-box>
              <text:p text:style-name="a574" text:class-names="" text:cond-style-name=""><text:span text:style-name="a573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76" draw:name="Marcador de imagen de diapositiva 1">
            <svg:title/>
            <svg:desc/>
          </draw:page-thumbnail>
          <draw:frame draw:id="id77" presentation:style-name="a577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redeterminado" style:page-layout-name="pageLayout1" draw:style-name="a0">
      <draw:frame draw:id="id0" presentation:style-name="a3" draw:name="Marcador de títu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Marcador de texto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ni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Marcador de pie de página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Marcador de imagen de diapositiva 1">
          <svg:title/>
          <svg:desc/>
        </draw:page-thumbnail>
        <draw:frame draw:id="id6" presentation:style-name="a33" draw:name="Marcador de nota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Marcador de encabezado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Marcador de fech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Marcador de pie de pá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Marcador de número de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7">
      <draw:frame draw:id="id11" presentation:style-name="a51" draw:name="Título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Haga clic para modificar el estilo de título del patrón</text:span><text:span text:style-name="a49" text:class-names=""/></text:p>
        </draw:text-box>
        <svg:title/>
        <svg:desc/>
      </draw:frame>
      <draw:frame draw:id="id12" presentation:style-name="a55" draw:name="Subtítulo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Haga clic para modificar el estilo de subtítulo del patrón</text:span><text:span text:style-name="a53" text:class-names=""/></text:p>
        </draw:text-box>
        <svg:title/>
        <svg:desc/>
      </draw:frame>
      <draw:frame draw:id="id13" presentation:style-name="a58" draw:name="Marcador de fecha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Marcador de pie de página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Marcador de número de diapositiva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Marcador de imagen de diapositiva 1">
          <svg:title/>
          <svg:desc/>
        </draw:page-thumbnail>
        <draw:frame draw:id="id6" presentation:style-name="a69" draw:name="Marcador de nota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Marcador de encabezado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Marcador de fecha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Marcador de pie de página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Marcador de número de diapositiva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3">
      <draw:frame draw:id="id16" presentation:style-name="a87" draw:name="Título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Haga clic para modificar el estilo de título del patrón</text:span><text:span text:style-name="a85" text:class-names=""/></text:p>
        </draw:text-box>
        <svg:title/>
        <svg:desc/>
      </draw:frame>
      <draw:frame draw:id="id17" presentation:style-name="a103" draw:name="Marcador de contenido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Haga clic para modificar los estilos de texto del patró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gundo ni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Quinto ni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Marcador de fecha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Marcador de pie de página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Marcador de número de diapositiva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Marcador de imagen de diapositiva 1">
          <svg:title/>
          <svg:desc/>
        </draw:page-thumbnail>
        <draw:frame draw:id="id6" presentation:style-name="a117" draw:name="Marcador de nota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Marcador de encabezado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Marcador de fecha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Marcador de pie de página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Marcador de número de diapositiva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31">
      <draw:frame draw:id="id21" presentation:style-name="a135" draw:name="Título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Haga clic para modificar el estilo de título del patrón</text:span><text:span text:style-name="a133" text:class-names=""/></text:p>
        </draw:text-box>
        <svg:title/>
        <svg:desc/>
      </draw:frame>
      <draw:frame draw:id="id22" presentation:style-name="a139" draw:name="Marcador de texto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142" draw:name="Marcador de fecha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Marcador de pie de página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Marcador de número de diapositiva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Marcador de imagen de diapositiva 1">
          <svg:title/>
          <svg:desc/>
        </draw:page-thumbnail>
        <draw:frame draw:id="id6" presentation:style-name="a153" draw:name="Marcador de nota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Marcador de encabezado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Marcador de fecha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Marcador de pie de página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Marcador de número de diapositiva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67">
      <draw:frame draw:id="id26" presentation:style-name="a171" draw:name="Título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87" draw:name="Marcador de contenido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Haga clic para modificar los estilos de texto del patró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gundo ni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Quinto ni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Marcador de contenido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Haga clic para modificar los estilos de texto del patró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gundo ni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ni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Marcador de fecha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Marcador de pie de página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Marcador de número de diapositiva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Marcador de imagen de diapositiva 1">
          <svg:title/>
          <svg:desc/>
        </draw:page-thumbnail>
        <draw:frame draw:id="id6" presentation:style-name="a217" draw:name="Marcador de nota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Marcador de encabezado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Marcador de fecha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Marcador de pie de página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Marcador de número de diapositiva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31">
      <draw:frame draw:id="id32" presentation:style-name="a235" draw:name="Título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Haga clic para modificar el estilo de título del patrón</text:span><text:span text:style-name="a233" text:class-names=""/></text:p>
        </draw:text-box>
        <svg:title/>
        <svg:desc/>
      </draw:frame>
      <draw:frame draw:id="id33" presentation:style-name="a239" draw:name="Marcador de texto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255" draw:name="Marcador de contenido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Haga clic para modificar los estilos de texto del patró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i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i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Marcador de texto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275" draw:name="Marcador de contenido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Haga clic para modificar los estilos de texto del patró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gundo ni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Quinto ni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Marcador de fecha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Marcador de pie de página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Marcador de número de diapositiva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Marcador de imagen de diapositiva 1">
          <svg:title/>
          <svg:desc/>
        </draw:page-thumbnail>
        <draw:frame draw:id="id6" presentation:style-name="a289" draw:name="Marcador de nota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Marcador de encabezado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Marcador de fecha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Marcador de pie de página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Marcador de número de diapositiva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03">
      <draw:frame draw:id="id40" presentation:style-name="a307" draw:name="Título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Haga clic para modificar el estilo de título del patrón</text:span><text:span text:style-name="a305" text:class-names=""/></text:p>
        </draw:text-box>
        <svg:title/>
        <svg:desc/>
      </draw:frame>
      <draw:frame draw:id="id41" presentation:style-name="a310" draw:name="Marcador de fecha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Marcador de pie de página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Marcador de número de diapositiva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Marcador de imagen de diapositiva 1">
          <svg:title/>
          <svg:desc/>
        </draw:page-thumbnail>
        <draw:frame draw:id="id6" presentation:style-name="a321" draw:name="Marcador de nota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Marcador de encabezado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Marcador de fecha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Marcador de pie de página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Marcador de número de diapositiva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35">
      <draw:frame draw:id="id44" presentation:style-name="a338" draw:name="Marcador de fecha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Marcador de pie de página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Marcador de número de diapositiva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Marcador de imagen de diapositiva 1">
          <svg:title/>
          <svg:desc/>
        </draw:page-thumbnail>
        <draw:frame draw:id="id6" presentation:style-name="a349" draw:name="Marcador de nota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Marcador de encabezado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Marcador de fecha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Marcador de pie de página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Marcador de número de diapositiva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63">
      <draw:frame draw:id="id47" presentation:style-name="a367" draw:name="Título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Haga clic para modificar el estilo de título del patrón</text:span><text:span text:style-name="a365" text:class-names=""/></text:p>
        </draw:text-box>
        <svg:title/>
        <svg:desc/>
      </draw:frame>
      <draw:frame draw:id="id48" presentation:style-name="a383" draw:name="Marcador de contenido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Haga clic para modificar los estilos de texto del patró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gundo ni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Quinto ni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Marcador de texto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90" draw:name="Marcador de fecha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Marcador de pie de página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Marcador de número de diapositiva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Marcador de imagen de diapositiva 1">
          <svg:title/>
          <svg:desc/>
        </draw:page-thumbnail>
        <draw:frame draw:id="id6" presentation:style-name="a401" draw:name="Marcador de nota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Marcador de encabezado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Marcador de fecha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Marcador de pie de página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Marcador de número de diapositiva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15">
      <draw:frame draw:id="id53" presentation:style-name="a419" draw:name="Título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Haga clic para modificar el estilo de título del patrón</text:span><text:span text:style-name="a417" text:class-names=""/></text:p>
        </draw:text-box>
        <svg:title/>
        <svg:desc/>
      </draw:frame>
      <draw:frame draw:id="id54" presentation:style-name="a422" draw:name="Marcador de posición de imagen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Marcador de texto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429" draw:name="Marcador de fecha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Marcador de pie de página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Marcador de número de diapositiva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Marcador de imagen de diapositiva 1">
          <svg:title/>
          <svg:desc/>
        </draw:page-thumbnail>
        <draw:frame draw:id="id6" presentation:style-name="a440" draw:name="Marcador de nota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Marcador de encabezado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Marcador de fecha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Marcador de pie de página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Marcador de número de diapositiva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54">
      <draw:frame draw:id="id59" presentation:style-name="a458" draw:name="Título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Haga clic para modificar el estilo de título del patrón</text:span><text:span text:style-name="a456" text:class-names=""/></text:p>
        </draw:text-box>
        <svg:title/>
        <svg:desc/>
      </draw:frame>
      <draw:frame draw:id="id60" presentation:style-name="a475" draw:name="Marcador de texto vertical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Haga clic para modificar los estilos de texto del patró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gundo ni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Quinto ni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Marcador de fecha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Marcador de pie de página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Marcador de número de diapositiva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Marcador de imagen de diapositiva 1">
          <svg:title/>
          <svg:desc/>
        </draw:page-thumbnail>
        <draw:frame draw:id="id6" presentation:style-name="a489" draw:name="Marcador de nota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Marcador de encabezado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Marcador de fecha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Marcador de pie de página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Marcador de número de diapositiva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503">
      <draw:frame draw:id="id64" presentation:style-name="a507" draw:name="Título vertical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Haga clic para modificar el estilo de título del patrón</text:span><text:span text:style-name="a505" text:class-names=""/></text:p>
        </draw:text-box>
        <svg:title/>
        <svg:desc/>
      </draw:frame>
      <draw:frame draw:id="id65" presentation:style-name="a524" draw:name="Marcador de texto vertical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Haga clic para modificar los estilos de texto del patró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gundo ni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ercer ni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Quinto ni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Marcador de fecha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Marcador de pie de página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Marcador de número de diapositiva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Marcador de imagen de diapositiva 1">
          <svg:title/>
          <svg:desc/>
        </draw:page-thumbnail>
        <draw:frame draw:id="id6" presentation:style-name="a538" draw:name="Marcador de nota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Marcador de encabezado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Marcador de fecha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Marcador de pie de página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Marcador de número de diapositiva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Marcador de encabezado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Marcador de fecha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Marcador de pie de página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Marcador de número de diapositiva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istemas Informáticos de Soporte a la Colaboración y la Decisión</dc:title>
    <meta:initial-creator>Aulas </meta:initial-creator>
    <dc:creator>Pablo Mart</dc:creator>
    <meta:creation-date>2021-01-28T09:19:24Z</meta:creation-date>
    <dc:date>2021-05-08T10:48:20Z</dc:date>
    <meta:editing-cycles>2</meta:editing-cycles>
    <meta:editing-duration>PT43S</meta:editing-duration>
    <meta:document-statistic meta:paragraph-count="3" meta:word-count="12"/>
  </office:meta>
</office:document-meta>
</file>